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FIRMATION</text:p>
      <text:p text:style-name="P3">FOR THE PERIOD ENDED 30 JUNE 2015</text:p>
      <text:p text:style-name="P1"></text:p>
      <text:p text:style-name="P1"></text:p>
      <text:p text:style-name="P1">We, the following directors &amp; shareholders of <text:span text:style-name="T1">SERVICEGOWHERE PTE. LTD. (UEN: 201421778H),</text:span> having its registered office at 531, UPPER CROSS STREET, #04- 52 HONG LIM COMPLEX,</text:p>
      <text:p text:style-name="P1">SINGAPORE (050531)), do solemnly and sincerely declare as follows:-</text:p>
      <text:p text:style-name="P1"></text:p>
      <text:p text:style-name="P1"></text:p>
      <text:p text:style-name="P1"><text:tab/>1) The records of the Company are accurate and up to date.</text:p>
      <text:p text:style-name="P1"></text:p>
      <text:p text:style-name="P1"></text:p>
      <text:p text:style-name="P1"><text:tab/>2) <text:s text:c="2"/>The company is dormant since the day of incorporation on 24 July 2014.</text:p>
      <text:p text:style-name="P1"></text:p>
      <text:p text:style-name="P1"></text:p>
      <text:p text:style-name="P1"><text:tab/>3) <text:s/>The Company has no outstanding penalties or offers of composition fine owing to</text:p>
      <text:p text:style-name="P1"><text:s text:c="5"/>ACRA.</text:p>
      <text:p text:style-name="P1"></text:p>
      <text:p text:style-name="P1"></text:p>
      <text:p text:style-name="P1"><text:tab/>4) <text:s text:c="2"/>The Company has no outstanding tax liabilities owing to IRAS and is not indebted <text:s text:c="2"/></text:p>
      <text:p text:style-name="P1"><text:s text:c="6"/>to any other government department.</text:p>
      <text:p text:style-name="P1"></text:p>
      <text:p text:style-name="P1"></text:p>
      <text:p text:style-name="P1"><text:tab/>5) <text:s text:c="2"/>The Company has no outstanding charges in the Register of Charges.</text:p>
      <text:p text:style-name="P1"></text:p>
      <text:p text:style-name="P1"></text:p>
      <text:p text:style-name="P1"><text:tab/>6) <text:s/>The Company is not involved or threatened with legal proceedings within or </text:p>
      <text:p text:style-name="P1"><text:s text:c="6"/>outside Singapore.</text:p>
      <text:p text:style-name="P1"></text:p>
      <text:p text:style-name="P1"></text:p>
      <text:p text:style-name="P1"><text:tab/>7) <text:s/>The Company has no contingent assets and liabilities (i.e. assets/liabilities that </text:p>
      <text:p text:style-name="P1"><text:s text:c="6"/>may arise in the future).</text:p>
      <text:p text:style-name="P1"></text:p>
      <text:p text:style-name="P1"></text:p>
      <text:p text:style-name="P1"></text:p>
      <text:p text:style-name="P1">And we hereby confirm this conscientiously believing the same to be true.</text:p>
      <text:p text:style-name="P1"></text:p>
      <text:p text:style-name="P1"></text:p>
      <text:p text:style-name="P1"></text:p>
      <text:p text:style-name="P1">_______________________________<text:tab/><text:tab/><text:tab/> <text:tab/></text:p>
      <text:p text:style-name="P1">CHIN MEE NEO PHYLLIS @ REGINA CHIN<text:tab/><text:tab/><text:tab/> <text:s text:c="16"/><text:tab/></text:p>
      <text:p text:style-name="P1">Director <text:tab/><text:tab/><text:tab/> <text:s text:c="37"/></text:p>
      <text:p text:style-name="P1">FIN No. : S1145410J<text:tab/><text:tab/><text:tab/><text:tab/><text:tab/> </text:p>
      <text:p text:style-name="P1">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4:48:03</meta:creation-date>
    <dc:date>2015-10-31T14:49:36</dc:date>
    <dc:creator>phung11764 </dc:creator>
    <meta:editing-duration>P0D</meta:editing-duration>
    <meta:editing-cycles>1</meta:editing-cycles>
    <meta:document-statistic meta:table-count="0" meta:image-count="0" meta:object-count="0" meta:page-count="1" meta:paragraph-count="44" meta:word-count="173" meta:character-count="1221" meta:non-whitespace-character-count="906"/>
    <meta:generator>LibreOffice/3.5$Linux_X86_64 LibreOffice_project/350m1$Build-2</meta:generator>
  </office:meta>
</office:document-meta>
</file>